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func.frq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#trait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beta.miu</text:p>
          </table:table-cell>
          <table:table-cell office:value-type="string" calcext:value-type="string">
            <text:p>beta.sd</text:p>
          </table:table-cell>
          <table:table-cell office:value-type="string" calcext:value-type="string">
            <text:p>miu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K1</text:p>
          </table:table-cell>
          <table:table-cell office:value-type="string" calcext:value-type="string">
            <text:p>SK2</text:p>
          </table:table-cell>
          <table:table-cell office:value-type="string" calcext:value-type="string">
            <text:p>SK3</text:p>
          </table:table-cell>
          <table:table-cell office:value-type="string" calcext:value-type="string">
            <text:p>SK4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420311882706" calcext:value-type="float">
            <text:p>382.4203118827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375" calcext:value-type="float">
            <text:p>0.01375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.383699077934" calcext:value-type="float">
            <text:p>265.3836990779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625" calcext:value-type="float">
            <text:p>0.41625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0.8325" calcext:value-type="float">
            <text:p>0.83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9225" calcext:value-type="float">
            <text:p>0.9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904398668679" calcext:value-type="float">
            <text:p>379.9043986687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125" calcext:value-type="float">
            <text:p>0.01125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.18351270141" calcext:value-type="float">
            <text:p>257.1835127014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74125" calcext:value-type="float">
            <text:p>0.741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normal: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625" calcext:value-type="float">
            <text:p>0.36625</text:p>
          </table:table-cell>
          <table:table-cell office:value-type="float" office:value="1" calcext:value-type="float">
            <text:p>1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1" calcext:value-type="float">
            <text:p>1</text:p>
          </table:table-cell>
          <table:table-cell office:value-type="float" office:value="0.9975" calcext:value-type="float">
            <text:p>0.9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.145131872425" calcext:value-type="float">
            <text:p>378.145131872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5625" calcext:value-type="float">
            <text:p>0.056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.928116794149" calcext:value-type="float">
            <text:p>256.9281167941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83" calcext:value-type="float">
            <text:p>0.83</text:p>
          </table:table-cell>
          <table:table-cell office:value-type="float" office:value="0.6625" calcext:value-type="float">
            <text:p>0.66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0.29" calcext:value-type="float">
            <text:p>0.29</text:p>
          </table:table-cell>
          <table:table-cell office:value-type="float" office:value="0.28625" calcext:value-type="float">
            <text:p>0.28625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8775" calcext:value-type="float">
            <text:p>0.8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.915129737394" calcext:value-type="float">
            <text:p>378.915129737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2125" calcext:value-type="float">
            <text:p>0.12125</text:p>
          </table:table-cell>
          <table:table-cell office:value-type="float" office:value="0.26375" calcext:value-type="float">
            <text:p>0.26375</text:p>
          </table:table-cell>
          <table:table-cell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585" calcext:value-type="float">
            <text:p>0.585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6675" calcext:value-type="float">
            <text:p>0.66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6896504898" calcext:value-type="float">
            <text:p>13.7168965049</text:p>
          </table:table-cell>
          <table:table-cell office:value-type="float" office:value="0.11625" calcext:value-type="float">
            <text:p>0.11625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2375" calcext:value-type="float">
            <text:p>0.1237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907227730983" calcext:value-type="float">
            <text:p>17.0907227731</text:p>
          </table:table-cell>
          <table:table-cell office:value-type="float" office:value="0.24" calcext:value-type="float">
            <text:p>0.24</text:p>
          </table:table-cell>
          <table:table-cell office:value-type="float" office:value="0.25125" calcext:value-type="float">
            <text:p>0.251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27625" calcext:value-type="float">
            <text:p>0.27625</text:p>
          </table:table-cell>
          <table:table-cell office:value-type="float" office:value="0.685" calcext:value-type="float">
            <text:p>0.685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556772120977" calcext:value-type="float">
            <text:p>63.955677212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0125" calcext:value-type="float">
            <text:p>0.60125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0.28875" calcext:value-type="float">
            <text:p>0.28875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9625" calcext:value-type="float">
            <text:p>0.8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120831394808" calcext:value-type="float">
            <text:p>12.4120831395</text:p>
          </table:table-cell>
          <table:table-cell office:value-type="float" office:value="0.15" calcext:value-type="float">
            <text:p>0.1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625" calcext:value-type="float">
            <text:p>0.11625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41125" calcext:value-type="float">
            <text:p>0.41125</text:p>
          </table:table-cell>
          <table:table-cell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708988864836" calcext:value-type="float">
            <text:p>20.2708988865</text:p>
          </table:table-cell>
          <table:table-cell office:value-type="float" office:value="0.25" calcext:value-type="float">
            <text:p>0.2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65" calcext:value-type="float">
            <text:p>0.665</text:p>
          </table:table-cell>
          <table:table-cell office:value-type="float" office:value="0.4725" calcext:value-type="float">
            <text:p>0.47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954574335665" calcext:value-type="float">
            <text:p>67.6954574336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4625" calcext:value-type="float">
            <text:p>0.646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0.925" calcext:value-type="float">
            <text:p>0.925</text:p>
          </table:table-cell>
          <table:table-cell office:value-type="float" office:value="0.88875" calcext:value-type="float">
            <text:p>0.88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724480282612" calcext:value-type="float">
            <text:p>11.8724480283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75" calcext:value-type="float">
            <text:p>0.12375</text:p>
          </table:table-cell>
          <table:table-cell office:value-type="float" office:value="0.39625" calcext:value-type="float">
            <text:p>0.39625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56411380194" calcext:value-type="float">
            <text:p>13.3564113802</text:p>
          </table:table-cell>
          <table:table-cell office:value-type="float" office:value="0.16125" calcext:value-type="float">
            <text:p>0.1612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17375" calcext:value-type="float">
            <text:p>0.17375</text:p>
          </table:table-cell>
          <table:table-cell office:value-type="float" office:value="0.50125" calcext:value-type="float">
            <text:p>0.5012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uchy:cauchy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192286345575" calcext:value-type="float">
            <text:p>36.2192286346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9" calcext:value-type="float">
            <text:p>0.39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275950744994" calcext:value-type="float">
            <text:p>19.1275950745</text:p>
          </table:table-cell>
          <table:table-cell office:value-type="float" office:value="0.12" calcext:value-type="float">
            <text:p>0.12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40375" calcext:value-type="float">
            <text:p>0.40375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202888505993" calcext:value-type="float">
            <text:p>16.9202888506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25125" calcext:value-type="float">
            <text:p>0.25125</text:p>
          </table:table-cell>
          <table:table-cell office:value-type="float" office:value="0.26625" calcext:value-type="float">
            <text:p>0.266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032953308927" calcext:value-type="float">
            <text:p>15.1032953309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27125" calcext:value-type="float">
            <text:p>0.2712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95406924673" calcext:value-type="float">
            <text:p>17.34954069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.42625" calcext:value-type="float">
            <text:p>0.42625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227763317174" calcext:value-type="float">
            <text:p>15.02277633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0.17375" calcext:value-type="float">
            <text:p>0.17375</text:p>
          </table:table-cell>
          <table:table-cell office:value-type="float" office:value="0.535" calcext:value-type="float">
            <text:p>0.535</text:p>
          </table:table-cell>
          <table:table-cell office:value-type="float" office:value="0.38625" calcext:value-type="float">
            <text:p>0.386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:T:T: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258458153838" calcext:value-type="float">
            <text:p>15.0258458154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0125" calcext:value-type="float">
            <text:p>0.20125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4876482593927" calcext:value-type="float">
            <text:p>4.8487648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294523384793" calcext:value-type="float">
            <text:p>2.892945233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ary:binary:T: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15:15:23.860513160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496" meta:object-count="0"/>
  </office:meta>
</office:document-meta>
</file>